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59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8.169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37cm" fo:break-before="auto" style:use-optimal-row-height="fals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1.053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titulé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tat</text:p>
          </table:table-cell>
          <table:table-cell office:value-type="string" calcext:value-type="string">
            <text:p>Commentaires</text:p>
          </table:table-cell>
        </table:table-row>
        <table:table-row table:style-name="ro2">
          <table:table-cell office:value-type="string" calcext:value-type="string">
            <text:p>Lien index.html et index.js</text:p>
          </table:table-cell>
          <table:table-cell office:value-type="string" calcext:value-type="string">
            <text:p>entrer des valeurs dans les champs puis enregistrer « reçu » s’affiche sur la page et le log affiche message du logg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ien page2.html et <text:s/>page2.js</text:p>
          </table:table-cell>
          <table:table-cell office:value-type="string" calcext:value-type="string">
            <text:p>entrer des valeurs dans les champs puis enregistrer « reçu » s’affiche sur la page et le log affiche message du logger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3">
          <table:table-cell office:value-type="string" calcext:value-type="string">
            <text:p>Mapping Controller/index.js</text:p>
          </table:table-cell>
          <table:table-cell office:value-type="string" calcext:value-type="string">
            <text:p>renseigner les champs valider= le log affiche le message logger prév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Mapping Controler/page2.js</text:p>
          </table:table-cell>
          <table:table-cell office:value-type="string" calcext:value-type="string">
            <text:p>renseigner les champs valider= le log affiche le message logger prévu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4">
          <table:table-cell office:value-type="string" calcext:value-type="string">
            <text:p>Envoi/Récuperation données formulaire index.html</text:p>
          </table:table-cell>
          <table:table-cell office:value-type="string" calcext:value-type="string">
            <text:p>renseigner les champs= le log affiche l’inse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Envoi/Récuperation données formulaire page2.html</text:p>
          </table:table-cell>
          <table:table-cell office:value-type="string" calcext:value-type="string">
            <text:p>renseigner les champs= le log affiche l’inser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navigation page1 /Page 2 fonctionne</text:p>
          </table:table-cell>
          <table:table-cell office:value-type="string" calcext:value-type="string">
            <text:p>cliquer sur « créer emprunt » envoie à la page2 ,cliquer sur « ajouter un livre » envoie sur la page 1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 office:value-type="string" calcext:value-type="string">
            <text:p>Les livres créés sont affichés dans la liste de proposition</text:p>
          </table:table-cell>
          <table:table-cell office:value-type="string" calcext:value-type="string">
            <text:p>Créer des livres cliquer sur « enregistrer » la liste s’affiche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6">
          <table:table-cell office:value-type="string" calcext:value-type="string">
            <text:p>Tous les champs doivent être renseignés pour que le livre soit créé</text:p>
          </table:table-cell>
          <table:table-cell office:value-type="string" calcext:value-type="string">
            <text:p>renseigner tous les champs cliquer sur « envoyer » la livre se créé, renseigner aucun champ cliquer sur « envoyer » rien ne se passe, renseigner une partie des champs cliquer sur « envoyer » rien ne se passe</text:p>
          </table:table-cell>
          <table:table-cell office:value-type="string" calcext:value-type="string">
            <text:p>En cours</text:p>
          </table:table-cell>
          <table:table-cell/>
        </table:table-row>
        <table:table-row table:style-name="ro7">
          <table:table-cell office:value-type="string" calcext:value-type="string">
            <text:p>Tous les champs doivent être renseignés pour que l’emprunt soit créé</text:p>
          </table:table-cell>
          <table:table-cell office:value-type="string" calcext:value-type="string">
            <text:p>renseigner tous les champs cliquer sur « enregistrer » la livre se créé, renseigner aucun champ cliquer sur « enregistrer » rien ne se passe, renseigner une partie des champs cliquer sur « enregistrerr » rien ne se passe</text:p>
          </table:table-cell>
          <table:table-cell office:value-type="string" calcext:value-type="string">
            <text:p>En cours</text:p>
          </table:table-cell>
          <table:table-cell/>
        </table:table-row>
        <table:table-row table:style-name="ro8">
          <table:table-cell office:value-type="string" calcext:value-type="string">
            <text:p>La date de rendu doit être postérieure à la date de prêt</text:p>
          </table:table-cell>
          <table:table-cell office:value-type="string" calcext:value-type="string">
            <text:p>renseigner Id et date de rendu antérieure à date d’emprunt= message alerte s’affiche ; renseigner Id et date de rendu postérieure à date d’emprunt= <text:s/>message « livre rendu »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9">
          <table:table-cell office:value-type="string" calcext:value-type="string">
            <text:p>Enregistrer un retour met <text:s/>à jour la liste de livres affichée</text:p>
          </table:table-cell>
          <table:table-cell office:value-type="string" calcext:value-type="string">
            <text:p><text:s/>renseigner Id et date de rendu postérieure à date d’emprunt= <text:s/>emprunt enlevé de la liste d’emprunt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la date de rendu d’un emprunt ne peut pas être changée une fois le livre rendu</text:p>
          </table:table-cell>
          <table:table-cell office:value-type="string" calcext:value-type="string">
            <text:p>renseigner les champs valider puis remettre les mêmes <text:s/>données et valider=message d’erreur s’affiche</text:p>
          </table:table-cell>
          <table:table-cell office:value-type="string" calcext:value-type="string">
            <text:p>En cou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/00/0000</text:date>, <text:time style:data-style-name="N2" text:time-value="14:47:24.076584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09:10:00.601123083</meta:creation-date>
    <dc:date>2021-07-01T14:49:53.133051284</dc:date>
    <meta:editing-duration>PT2H19M32S</meta:editing-duration>
    <meta:editing-cycles>13</meta:editing-cycles>
    <meta:generator>LibreOffice/7.0.4.2$Linux_X86_64 LibreOffice_project/00$Build-2</meta:generator>
    <meta:document-statistic meta:table-count="1" meta:cell-count="43" meta:object-count="0"/>
  </office:meta>
</office:document-meta>
</file>